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12" table:number-rows-spanned="1">
            <text:p>'last used view‘ (still buggy), fixed login error message about unmounted components, implemented toJSON() Method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104.5" calcext:value-type="float">
            <text:p>104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75.5" calcext:value-type="float">
            <text:p>75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.00.0000</text:date>, <text:time style:data-style-name="N2" text:time-value="13:29:50.9411044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11T13:32:41.853865797</dc:date>
    <meta:editing-duration>PT12H57M42S</meta:editing-duration>
    <meta:editing-cycles>57</meta:editing-cycles>
    <meta:generator>LibreOffice/6.0.7.3$Linux_X86_64 LibreOffice_project/00m0$Build-3</meta:generator>
    <meta:document-statistic meta:table-count="1" meta:cell-count="87" meta:object-count="0"/>
  </office:meta>
</office:document-meta>
</file>